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6.7614in" svg:y1="0.3555in" svg:x2="0.1835in" svg:y2="2.928in">
            <text:p/>
          </draw:line>
          <draw:line draw:z-index="2" draw:name="Line 3" draw:style-name="gr1" draw:text-style-name="P1" svg:x1="7.5469in" svg:y1="0.387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5.0705in" svg:y1="0.387in" svg:x2="4.9087in" svg:y2="2.8862in">
            <text:p/>
          </draw:line>
          <draw:line draw:z-index="6" draw:name="Line 9" draw:style-name="gr1" draw:text-style-name="P1" svg:x1="4.5102in" svg:y1="0.3764in" svg:x2="4.898in" svg:y2="3.3465in">
            <text:p/>
          </draw:line>
          <draw:line draw:z-index="7" draw:name="Line 10" draw:style-name="gr1" draw:text-style-name="P1" svg:x1="2.4087in" svg:y1="0.9098in" svg:x2="4.8772in" svg:y2="4.4547in">
            <text:p/>
          </draw:line>
          <draw:line draw:z-index="8" draw:name="Line 11" draw:style-name="gr1" draw:text-style-name="P1" svg:x1="3.1in" svg:y1="0.8992in" svg:x2="4.8555in" svg:y2="3.8906in">
            <text:p/>
          </draw:line>
          <draw:line draw:z-index="9" draw:name="Line 7" draw:style-name="gr1" draw:text-style-name="P1" svg:x1="3.7551in" svg:y1="0.9098in" svg:x2="4.8874in" svg:y2="2.3425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  <draw:line draw:z-index="13" draw:name="Line 14" draw:style-name="gr1" draw:text-style-name="P1" svg:x1="6.5134in" svg:y1="1.9555in" svg:x2="5.0815in" svg:y2="2.363in">
            <text:p/>
          </draw:line>
          <draw:line draw:z-index="14" draw:name="Line 15" draw:style-name="gr1" draw:text-style-name="P1" svg:x1="6.4693in" svg:y1="5.2055in" svg:x2="5.0795in" svg:y2="4.6433in">
            <text:p/>
          </draw:line>
          <draw:line draw:z-index="15" draw:name="Line 16" draw:style-name="gr1" draw:text-style-name="P1" svg:x1="7.3283in" svg:y1="5.1413in" svg:x2="6.6224in" svg:y2="4.1173in">
            <text:p/>
          </draw:line>
          <draw:line draw:z-index="16" draw:name="Line 17" draw:style-name="gr1" draw:text-style-name="P1" svg:x1="7.3551in" svg:y1="1.9976in" svg:x2="6.6862in" svg:y2="2.8969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uccess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guided_id</text:p>
          </table:table-cell>
          <table:table-cell table:style-name="ce4" office:value-type="string" calcext:value-type="string">
            <text:p>climb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dang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7"/>
          <table:table-cell office:value-type="string" calcext:value-type="string">
            <text:p>which_typ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5"/>
          <table:table-cell office:value-type="string" calcext:value-type="string">
            <text:p>join_typ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5"/>
          <table:table-cell office:value-type="string" calcext:value-type="string">
            <text:p>styles</text:p>
          </table:table-cell>
          <table:table-cell/>
          <table:table-cell office:value-type="string" calcext:value-type="string">
            <text:p>climb_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/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5"/>
          <table:table-cell office:value-type="string" calcext:value-type="string">
            <text:p>succe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4"/>
          <table:table-cell table:style-name="ce1" office:value-type="string" calcext:value-type="string">
            <text:p>styl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5"/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grad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5"/>
          <table:table-cell office:value-type="string" calcext:value-type="string">
            <text:p>join_grad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which_grad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grad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1:26:06.889442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5T13:25:34.680213418</dc:date>
    <meta:editing-duration>PT16H28M21S</meta:editing-duration>
    <meta:editing-cycles>27</meta:editing-cycles>
    <meta:generator>LibreOffice/25.2.5.2$Linux_X86_64 LibreOffice_project/520$Build-2</meta:generator>
    <meta:document-statistic meta:table-count="1" meta:cell-count="74" meta:object-count="17"/>
  </office:meta>
</office:document-meta>
</file>